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T1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Arial" fo:font-size="10pt" style:font-size-asian="10pt" style:font-name-complex="Arial" style:font-size-complex="10pt"/>
    </style:style>
    <style:style style:name="T4" style:family="text">
      <style:text-properties fo:color="#000000" style:font-name="Times New Roman" fo:font-size="12pt" style:font-size-asian="12pt" style:font-name-complex="Times New Roman" style:font-size-complex="12pt"/>
    </style:style>
    <style:style style:name="T5" style:family="text">
      <style:text-properties fo:color="#000000" style:font-name="Arial" fo:font-size="10pt" fo:font-weight="bold" style:font-size-asian="10pt" style:font-name-complex="Arial" style:font-size-complex="10pt" style:font-weight-complex="bold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  <style:style style:name="T7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085cm" svg:height="0.454cm" svg:x="3.002cm" svg:y="3.297cm">
          <draw:text-box>
            <text:p text:style-name="P1"><text:span text:style-name="T1">Disciplina: Banco de Dados </text:span></text:p>
          </draw:text-box>
        </draw:frame>
        <draw:frame draw:style-name="gr1" draw:text-style-name="P2" draw:layer="layout" svg:width="0.388cm" svg:height="0.454cm" svg:x="3.002cm" svg:y="4.8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0.365cm" svg:height="0.454cm" svg:x="6.795cm" svg:y="5.676cm">
          <draw:text-box>
            <text:p text:style-name="P1"><text:span text:style-name="T1">LISTA DE EXERCÍCIOS DE ÁLGEBRA RALCIONAL </text:span></text:p>
          </draw:text-box>
        </draw:frame>
        <draw:frame draw:style-name="gr2" draw:text-style-name="P3" draw:layer="layout" svg:width="4.663cm" svg:height="0.395cm" svg:x="3.633cm" svg:y="6.477cm">
          <draw:text-box>
            <text:p text:style-name="P1"><text:span text:style-name="T3">Esquema de banco de dados:</text:span></text:p>
          </draw:text-box>
        </draw:frame>
        <draw:frame draw:style-name="gr3" draw:text-style-name="P4" draw:layer="layout" svg:width="0.422cm" svg:height="0.471cm" svg:x="8.32cm" svg:y="6.41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3.633cm" svg:y="7.019cm">
          <draw:text-box>
            <text:p text:style-name="P1"><text:span text:style-name="T4"><text:s text:c="2"/></text:span></text:p>
          </draw:text-box>
        </draw:frame>
        <draw:frame draw:style-name="gr2" draw:text-style-name="P3" draw:layer="layout" svg:width="14.565cm" svg:height="0.395cm" svg:x="3.633cm" svg:y="7.65cm">
          <draw:text-box>
            <text:p text:style-name="P1"><text:span text:style-name="T5">Empregado </text:span><text:span text:style-name="T3">(RG, sexo, dt_nasc, pnome, unome, rua, cidade, estado, salario, dnum, supRG) </text:span></text:p>
          </draw:text-box>
        </draw:frame>
        <draw:polygon draw:style-name="gr4" draw:text-style-name="P5" draw:layer="layout" svg:width="0.712cm" svg:height="0.026cm" svg:x="5.774cm" svg:y="8.005cm" svg:viewBox="0 0 713 27" draw:points="0,27 713,27 713,0 0,0">
          <text:p/>
        </draw:polygon>
        <draw:frame draw:style-name="gr3" draw:text-style-name="P4" draw:layer="layout" svg:width="0.422cm" svg:height="0.471cm" svg:x="18.101cm" svg:y="7.59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5.535cm" svg:height="0.395cm" svg:x="4.251cm" svg:y="8.2cm">
          <draw:text-box>
            <text:p text:style-name="P1"><text:span text:style-name="T3">supRG references Empregado(RG)</text:span></text:p>
          </draw:text-box>
        </draw:frame>
        <draw:frame draw:style-name="gr3" draw:text-style-name="P4" draw:layer="layout" svg:width="0.422cm" svg:height="0.471cm" svg:x="9.802cm" svg:y="8.1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013cm" svg:height="0.395cm" svg:x="4.251cm" svg:y="8.746cm">
          <draw:text-box>
            <text:p text:style-name="P1"><text:span text:style-name="T3">dnum references departamento(dnum)</text:span></text:p>
          </draw:text-box>
        </draw:frame>
        <draw:frame draw:style-name="gr3" draw:text-style-name="P4" draw:layer="layout" svg:width="0.422cm" svg:height="0.471cm" svg:x="10.293cm" svg:y="8.68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7.554cm" svg:height="0.395cm" svg:x="3.633cm" svg:y="9.288cm">
          <draw:text-box>
            <text:p text:style-name="P1"><text:span text:style-name="T5">Departamento </text:span><text:span text:style-name="T3">(dnum, dnome, gerRG, dt_inicio)</text:span></text:p>
          </draw:text-box>
        </draw:frame>
        <draw:polygon draw:style-name="gr4" draw:text-style-name="P5" draw:layer="layout" svg:width="0.886cm" svg:height="0.025cm" svg:x="6.219cm" svg:y="9.644cm" svg:viewBox="0 0 887 26" draw:points="0,26 887,26 887,0 0,0">
          <text:p/>
        </draw:polygon>
        <draw:frame draw:style-name="gr3" draw:text-style-name="P4" draw:layer="layout" svg:width="0.422cm" svg:height="0.471cm" svg:x="11.22cm" svg:y="9.22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5.26cm" svg:height="0.395cm" svg:x="4.251cm" svg:y="9.84cm">
          <draw:text-box>
            <text:p text:style-name="P1"><text:span text:style-name="T3">gerRG references Empregado(rg)</text:span></text:p>
          </draw:text-box>
        </draw:frame>
        <draw:frame draw:style-name="gr3" draw:text-style-name="P4" draw:layer="layout" svg:width="0.422cm" svg:height="0.471cm" svg:x="9.527cm" svg:y="9.7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496cm" svg:height="0.395cm" svg:x="3.633cm" svg:y="10.381cm">
          <draw:text-box>
            <text:p text:style-name="P1"><text:span text:style-name="T5">Projeto</text:span><text:span text:style-name="T3"> (pnum, pnome,localização,dnum)</text:span></text:p>
          </draw:text-box>
        </draw:frame>
        <draw:polygon draw:style-name="gr4" draw:text-style-name="P5" draw:layer="layout" svg:width="0.889cm" svg:height="0.025cm" svg:x="5.059cm" svg:y="10.737cm" svg:viewBox="0 0 890 26" draw:points="0,26 890,26 890,0 0,0">
          <text:p/>
        </draw:polygon>
        <draw:frame draw:style-name="gr3" draw:text-style-name="P4" draw:layer="layout" svg:width="0.422cm" svg:height="0.471cm" svg:x="10.162cm" svg:y="10.32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073cm" svg:height="0.395cm" svg:x="4.251cm" svg:y="10.936cm">
          <draw:text-box>
            <text:p text:style-name="P1"><text:span text:style-name="T3">dnum references Departamento(dnum)</text:span></text:p>
          </draw:text-box>
        </draw:frame>
        <draw:frame draw:style-name="gr3" draw:text-style-name="P4" draw:layer="layout" svg:width="0.422cm" svg:height="0.471cm" svg:x="10.348cm" svg:y="10.87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9.336cm" svg:height="0.395cm" svg:x="3.633cm" svg:y="11.478cm">
          <draw:text-box>
            <text:p text:style-name="P1"><text:span text:style-name="T5">Dependente </text:span><text:span text:style-name="T3">(dep_nome, dep_sexo, dep_dt_nasc, empRG)</text:span></text:p>
          </draw:text-box>
        </draw:frame>
        <draw:polygon draw:style-name="gr4" draw:text-style-name="P5" draw:layer="layout" svg:width="1.673cm" svg:height="0.026cm" svg:x="5.863cm" svg:y="11.833cm" svg:viewBox="0 0 1674 27" draw:points="0,27 1674,27 1674,0 0,0">
          <text:p/>
        </draw:polygon>
        <draw:polygon draw:style-name="gr4" draw:text-style-name="P5" draw:layer="layout" svg:width="1.22cm" svg:height="0.026cm" svg:x="11.668cm" svg:y="11.833cm" svg:viewBox="0 0 1221 27" draw:points="0,27 1221,27 1221,0 0,0">
          <text:p/>
        </draw:polygon>
        <draw:frame draw:style-name="gr3" draw:text-style-name="P4" draw:layer="layout" svg:width="0.422cm" svg:height="0.471cm" svg:x="13.007cm" svg:y="11.41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5.649cm" svg:height="0.395cm" svg:x="4.251cm" svg:y="12.028cm">
          <draw:text-box>
            <text:p text:style-name="P1"><text:span text:style-name="T3">empRG references Empregado(RG)</text:span></text:p>
          </draw:text-box>
        </draw:frame>
        <draw:frame draw:style-name="gr3" draw:text-style-name="P4" draw:layer="layout" svg:width="0.422cm" svg:height="0.471cm" svg:x="9.92cm" svg:y="11.96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985cm" svg:height="0.395cm" svg:x="3.633cm" svg:y="12.57cm">
          <draw:text-box>
            <text:p text:style-name="P1"><text:span text:style-name="T5">Trabalha_em </text:span><text:span text:style-name="T3">(RG,pnum,horas)</text:span></text:p>
          </draw:text-box>
        </draw:frame>
        <draw:polygon draw:style-name="gr4" draw:text-style-name="P5" draw:layer="layout" svg:width="1.516cm" svg:height="0.025cm" svg:x="6.02cm" svg:y="12.926cm" svg:viewBox="0 0 1517 26" draw:points="0,26 1517,26 1517,0 0,0">
          <text:p/>
        </draw:polygon>
        <draw:frame draw:style-name="gr3" draw:text-style-name="P4" draw:layer="layout" svg:width="0.422cm" svg:height="0.471cm" svg:x="8.634cm" svg:y="12.51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968cm" svg:height="0.395cm" svg:x="4.251cm" svg:y="13.12cm">
          <draw:text-box>
            <text:p text:style-name="P1"><text:span text:style-name="T3">RG references Empregado(RG)</text:span></text:p>
          </draw:text-box>
        </draw:frame>
        <draw:frame draw:style-name="gr3" draw:text-style-name="P4" draw:layer="layout" svg:width="0.422cm" svg:height="0.471cm" svg:x="9.235cm" svg:y="13.06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959cm" svg:height="0.395cm" svg:x="4.251cm" svg:y="13.666cm">
          <draw:text-box>
            <text:p text:style-name="P1"><text:span text:style-name="T3">pnum references Projeto(pnum)</text:span></text:p>
          </draw:text-box>
        </draw:frame>
        <draw:frame draw:style-name="gr3" draw:text-style-name="P4" draw:layer="layout" svg:width="0.422cm" svg:height="0.471cm" svg:x="9.235cm" svg:y="13.60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5.039cm" svg:height="0.395cm" svg:x="3.633cm" svg:y="14.213cm">
          <draw:text-box>
            <text:p text:style-name="P1"><text:span text:style-name="T5">Localizacao </text:span><text:span text:style-name="T3">(localizacao,dnum)</text:span></text:p>
          </draw:text-box>
        </draw:frame>
        <draw:frame draw:style-name="gr3" draw:text-style-name="P4" draw:layer="layout" svg:width="0.422cm" svg:height="0.471cm" svg:x="8.693cm" svg:y="14.15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073cm" svg:height="0.395cm" svg:x="4.251cm" svg:y="14.763cm">
          <draw:text-box>
            <text:p text:style-name="P1"><text:span text:style-name="T3">dnum references Departamento(dnum)</text:span></text:p>
          </draw:text-box>
        </draw:frame>
        <draw:frame draw:style-name="gr3" draw:text-style-name="P4" draw:layer="layout" svg:width="0.422cm" svg:height="0.471cm" svg:x="10.348cm" svg:y="14.70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3.633cm" svg:y="15.305cm">
          <draw:text-box>
            <text:p text:style-name="P1"><text:span text:style-name="T4"><text:s text:c="2"/></text:span></text:p>
          </draw:text-box>
        </draw:frame>
        <draw:frame draw:style-name="gr3" draw:text-style-name="P4" draw:layer="layout" svg:width="0.422cm" svg:height="0.471cm" svg:x="3.637cm" svg:y="15.931cm">
          <draw:text-box>
            <text:p text:style-name="P1"><text:span text:style-name="T4">1.</text:span></text:p>
          </draw:text-box>
        </draw:frame>
        <draw:frame draw:style-name="gr3" draw:text-style-name="P4" draw:layer="layout" svg:width="0.422cm" svg:height="0.475cm" svg:x="3.955cm" svg:y="15.925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4.378cm" svg:height="0.471cm" svg:x="4.272cm" svg:y="15.931cm">
          <draw:text-box>
            <text:p text:style-name="P1"><text:span text:style-name="T4">Com <text:s/>base <text:s/>no <text:s/>esquema <text:s/>textual <text:s/>do <text:s/>banco, <text:s/>mostrado <text:s/>acima, <text:s/>faça <text:s/>o <text:s/>diagrama <text:s/>de </text:span></text:p>
          </draw:text-box>
        </draw:frame>
        <draw:frame draw:style-name="gr3" draw:text-style-name="P4" draw:layer="layout" svg:width="9.98cm" svg:height="0.471cm" svg:x="4.272cm" svg:y="16.419cm">
          <draw:text-box>
            <text:p text:style-name="P1"><text:span text:style-name="T4">entidade relacionamento (</text:span><text:span text:style-name="T7">DER</text:span><text:span text:style-name="T4">) para esse banco de dados. </text:span></text:p>
          </draw:text-box>
        </draw:frame>
        <draw:frame draw:style-name="gr3" draw:text-style-name="P4" draw:layer="layout" svg:width="0.422cm" svg:height="0.471cm" svg:x="3.637cm" svg:y="17.0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3.637cm" svg:y="17.676cm">
          <draw:text-box>
            <text:p text:style-name="P1"><text:span text:style-name="T4">2.</text:span></text:p>
          </draw:text-box>
        </draw:frame>
        <draw:frame draw:style-name="gr3" draw:text-style-name="P4" draw:layer="layout" svg:width="0.422cm" svg:height="0.475cm" svg:x="3.955cm" svg:y="17.67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3.371cm" svg:height="0.471cm" svg:x="4.272cm" svg:y="17.676cm">
          <draw:text-box>
            <text:p text:style-name="P1"><text:span text:style-name="T4">Ainda com base no modelo anterior, resolva as seguintes consultas em álgebra </text:span></text:p>
          </draw:text-box>
        </draw:frame>
        <draw:frame draw:style-name="gr3" draw:text-style-name="P4" draw:layer="layout" svg:width="1.89cm" svg:height="0.471cm" svg:x="4.272cm" svg:y="18.159cm">
          <draw:text-box>
            <text:p text:style-name="P1"><text:span text:style-name="T4">relacional: </text:span></text:p>
          </draw:text-box>
        </draw:frame>
        <draw:frame draw:style-name="gr3" draw:text-style-name="P4" draw:layer="layout" svg:width="0.422cm" svg:height="0.471cm" svg:x="3.637cm" svg:y="18.7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19.425cm">
          <draw:text-box>
            <text:p text:style-name="P1"><text:span text:style-name="T4">a)</text:span></text:p>
          </draw:text-box>
        </draw:frame>
        <draw:frame draw:style-name="gr3" draw:text-style-name="P4" draw:layer="layout" svg:width="0.422cm" svg:height="0.475cm" svg:x="4.657cm" svg:y="19.41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9.146cm" svg:height="0.395cm" svg:x="4.962cm" svg:y="19.484cm">
          <draw:text-box>
            <text:p text:style-name="P1"><text:span text:style-name="T3">Retorne os empregados que trabalham no departamento 5</text:span></text:p>
          </draw:text-box>
        </draw:frame>
        <draw:frame draw:style-name="gr3" draw:text-style-name="P4" draw:layer="layout" svg:width="0.422cm" svg:height="0.471cm" svg:x="14.163cm" svg:y="19.42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19.899cm">
          <draw:text-box>
            <text:p text:style-name="P1"><text:span text:style-name="T4">b)</text:span></text:p>
          </draw:text-box>
        </draw:frame>
        <draw:frame draw:style-name="gr3" draw:text-style-name="P4" draw:layer="layout" svg:width="0.422cm" svg:height="0.475cm" svg:x="4.679cm" svg:y="19.89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8.68cm" svg:height="0.395cm" svg:x="4.962cm" svg:y="19.958cm">
          <draw:text-box>
            <text:p text:style-name="P1"><text:span text:style-name="T3">Retorne os empregados com salário maior que 3000,00</text:span></text:p>
          </draw:text-box>
        </draw:frame>
        <draw:frame draw:style-name="gr3" draw:text-style-name="P4" draw:layer="layout" svg:width="0.422cm" svg:height="0.471cm" svg:x="13.689cm" svg:y="19.89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20.369cm">
          <draw:text-box>
            <text:p text:style-name="P1"><text:span text:style-name="T4">c)</text:span></text:p>
          </draw:text-box>
        </draw:frame>
        <draw:frame draw:style-name="gr3" draw:text-style-name="P4" draw:layer="layout" svg:width="0.422cm" svg:height="0.475cm" svg:x="4.657cm" svg:y="20.36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003cm" svg:height="0.395cm" svg:x="4.962cm" svg:y="20.428cm">
          <draw:text-box>
            <text:p text:style-name="P1"><text:span text:style-name="T3">Retorne os empregados que trabalham no departamento 5 e têm salário maior que </text:span></text:p>
          </draw:text-box>
        </draw:frame>
        <draw:frame draw:style-name="gr2" draw:text-style-name="P3" draw:layer="layout" svg:width="1.268cm" svg:height="0.395cm" svg:x="4.962cm" svg:y="20.83cm">
          <draw:text-box>
            <text:p text:style-name="P1"><text:span text:style-name="T3">3000,00</text:span></text:p>
          </draw:text-box>
        </draw:frame>
        <draw:frame draw:style-name="gr3" draw:text-style-name="P4" draw:layer="layout" svg:width="0.422cm" svg:height="0.471cm" svg:x="6.236cm" svg:y="20.77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21.245cm">
          <draw:text-box>
            <text:p text:style-name="P1"><text:span text:style-name="T4">d)</text:span></text:p>
          </draw:text-box>
        </draw:frame>
        <draw:frame draw:style-name="gr3" draw:text-style-name="P4" draw:layer="layout" svg:width="0.422cm" svg:height="0.475cm" svg:x="4.679cm" svg:y="21.23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003cm" svg:height="0.395cm" svg:x="4.962cm" svg:y="21.304cm">
          <draw:text-box>
            <text:p text:style-name="P1"><text:span text:style-name="T3">Retorne os empregados que trabalham no departamento 5 e têm salário maior que </text:span></text:p>
          </draw:text-box>
        </draw:frame>
        <draw:frame draw:style-name="gr2" draw:text-style-name="P3" draw:layer="layout" svg:width="12.253cm" svg:height="0.395cm" svg:x="4.962cm" svg:y="21.706cm">
          <draw:text-box>
            <text:p text:style-name="P1"><text:span text:style-name="T3">3000,00 ou que trabalham no departamento 4 e têm salário maior que 2000,00</text:span></text:p>
          </draw:text-box>
        </draw:frame>
        <draw:frame draw:style-name="gr3" draw:text-style-name="P4" draw:layer="layout" svg:width="0.422cm" svg:height="0.471cm" svg:x="17.301cm" svg:y="21.64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22.121cm">
          <draw:text-box>
            <text:p text:style-name="P1"><text:span text:style-name="T4">e)</text:span></text:p>
          </draw:text-box>
        </draw:frame>
        <draw:frame draw:style-name="gr3" draw:text-style-name="P4" draw:layer="layout" svg:width="0.422cm" svg:height="0.475cm" svg:x="4.657cm" svg:y="22.11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8.812cm" svg:height="0.395cm" svg:x="4.962cm" svg:y="22.18cm">
          <draw:text-box>
            <text:p text:style-name="P1"><text:span text:style-name="T3">Retorne o primeiro nome e o salário de cada empregado</text:span></text:p>
          </draw:text-box>
        </draw:frame>
        <draw:frame draw:style-name="gr3" draw:text-style-name="P4" draw:layer="layout" svg:width="0.422cm" svg:height="0.471cm" svg:x="13.829cm" svg:y="22.12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22.591cm">
          <draw:text-box>
            <text:p text:style-name="P1"><text:span text:style-name="T4">f)</text:span></text:p>
          </draw:text-box>
        </draw:frame>
        <draw:frame draw:style-name="gr3" draw:text-style-name="P4" draw:layer="layout" svg:width="0.422cm" svg:height="0.475cm" svg:x="4.611cm" svg:y="22.58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.348cm" svg:height="0.395cm" svg:x="4.962cm" svg:y="22.65cm">
          <draw:text-box>
            <text:p text:style-name="P1"><text:span text:style-name="T3">Retorne </text:span></text:p>
          </draw:text-box>
        </draw:frame>
        <draw:frame draw:style-name="gr2" draw:text-style-name="P3" draw:layer="layout" svg:width="0.35cm" svg:height="0.395cm" svg:x="6.481cm" svg:y="22.65cm">
          <draw:text-box>
            <text:p text:style-name="P1"><text:span text:style-name="T3">o </text:span></text:p>
          </draw:text-box>
        </draw:frame>
        <draw:frame draw:style-name="gr2" draw:text-style-name="P3" draw:layer="layout" svg:width="1.365cm" svg:height="0.395cm" svg:x="6.942cm" svg:y="22.65cm">
          <draw:text-box>
            <text:p text:style-name="P1"><text:span text:style-name="T3">primeiro </text:span></text:p>
          </draw:text-box>
        </draw:frame>
        <draw:frame draw:style-name="gr2" draw:text-style-name="P3" draw:layer="layout" svg:width="0.976cm" svg:height="0.395cm" svg:x="8.484cm" svg:y="22.65cm">
          <draw:text-box>
            <text:p text:style-name="P1"><text:span text:style-name="T3">nome </text:span></text:p>
          </draw:text-box>
        </draw:frame>
        <draw:frame draw:style-name="gr2" draw:text-style-name="P3" draw:layer="layout" svg:width="0.35cm" svg:height="0.395cm" svg:x="9.631cm" svg:y="22.65cm">
          <draw:text-box>
            <text:p text:style-name="P1"><text:span text:style-name="T3">e </text:span></text:p>
          </draw:text-box>
        </draw:frame>
        <draw:frame draw:style-name="gr2" draw:text-style-name="P3" draw:layer="layout" svg:width="0.35cm" svg:height="0.395cm" svg:x="10.092cm" svg:y="22.65cm">
          <draw:text-box>
            <text:p text:style-name="P1"><text:span text:style-name="T3">o </text:span></text:p>
          </draw:text-box>
        </draw:frame>
        <draw:frame draw:style-name="gr2" draw:text-style-name="P3" draw:layer="layout" svg:width="1.132cm" svg:height="0.395cm" svg:x="10.553cm" svg:y="22.65cm">
          <draw:text-box>
            <text:p text:style-name="P1"><text:span text:style-name="T3">salário </text:span></text:p>
          </draw:text-box>
        </draw:frame>
        <draw:frame draw:style-name="gr2" draw:text-style-name="P3" draw:layer="layout" svg:width="0.667cm" svg:height="0.395cm" svg:x="11.855cm" svg:y="22.65cm">
          <draw:text-box>
            <text:p text:style-name="P1"><text:span text:style-name="T3">dos </text:span></text:p>
          </draw:text-box>
        </draw:frame>
        <draw:frame draw:style-name="gr2" draw:text-style-name="P3" draw:layer="layout" svg:width="2.051cm" svg:height="0.395cm" svg:x="12.689cm" svg:y="22.65cm">
          <draw:text-box>
            <text:p text:style-name="P1"><text:span text:style-name="T3">empregados </text:span></text:p>
          </draw:text-box>
        </draw:frame>
        <draw:frame draw:style-name="gr2" draw:text-style-name="P3" draw:layer="layout" svg:width="0.684cm" svg:height="0.395cm" svg:x="14.918cm" svg:y="22.65cm">
          <draw:text-box>
            <text:p text:style-name="P1"><text:span text:style-name="T3">que </text:span></text:p>
          </draw:text-box>
        </draw:frame>
        <draw:frame draw:style-name="gr2" draw:text-style-name="P3" draw:layer="layout" svg:width="1.657cm" svg:height="0.395cm" svg:x="15.768cm" svg:y="22.65cm">
          <draw:text-box>
            <text:p text:style-name="P1"><text:span text:style-name="T3">trabalham </text:span></text:p>
          </draw:text-box>
        </draw:frame>
        <draw:frame draw:style-name="gr2" draw:text-style-name="P3" draw:layer="layout" svg:width="0.489cm" svg:height="0.395cm" svg:x="17.607cm" svg:y="22.65cm">
          <draw:text-box>
            <text:p text:style-name="P1"><text:span text:style-name="T3">no </text:span></text:p>
          </draw:text-box>
        </draw:frame>
        <draw:frame draw:style-name="gr2" draw:text-style-name="P3" draw:layer="layout" svg:width="2.457cm" svg:height="0.395cm" svg:x="4.962cm" svg:y="23.054cm">
          <draw:text-box>
            <text:p text:style-name="P1"><text:span text:style-name="T3">departamento 5</text:span></text:p>
          </draw:text-box>
        </draw:frame>
        <draw:frame draw:style-name="gr3" draw:text-style-name="P4" draw:layer="layout" svg:width="0.422cm" svg:height="0.471cm" svg:x="7.435cm" svg:y="22.99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23.464cm">
          <draw:text-box>
            <text:p text:style-name="P1"><text:span text:style-name="T4">g)</text:span></text:p>
          </draw:text-box>
        </draw:frame>
        <draw:frame draw:style-name="gr3" draw:text-style-name="P4" draw:layer="layout" svg:width="0.422cm" svg:height="0.475cm" svg:x="4.679cm" svg:y="23.45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261cm" svg:height="0.395cm" svg:x="4.962cm" svg:y="23.523cm">
          <draw:text-box>
            <text:p text:style-name="P1"><text:span text:style-name="T3">Retorne <text:s/>o <text:s/>RG <text:s/>de <text:s/>todos <text:s/>os <text:s/>empregados <text:s/>que <text:s/>trabalham <text:s/>no <text:s/>departamento <text:s/>5 <text:s/>ou </text:span></text:p>
          </draw:text-box>
        </draw:frame>
        <draw:frame draw:style-name="gr2" draw:text-style-name="P3" draw:layer="layout" svg:width="11.754cm" svg:height="0.395cm" svg:x="4.962cm" svg:y="23.926cm">
          <draw:text-box>
            <text:p text:style-name="P1"><text:span text:style-name="T3">supervisionam diretamente um empregado que trabalha no departamento 5</text:span></text:p>
          </draw:text-box>
        </draw:frame>
        <draw:frame draw:style-name="gr3" draw:text-style-name="P4" draw:layer="layout" svg:width="0.422cm" svg:height="0.471cm" svg:x="16.793cm" svg:y="23.86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24.341cm">
          <draw:text-box>
            <text:p text:style-name="P1"><text:span text:style-name="T4">h)</text:span></text:p>
          </draw:text-box>
        </draw:frame>
        <draw:frame draw:style-name="gr3" draw:text-style-name="P4" draw:layer="layout" svg:width="0.422cm" svg:height="0.475cm" svg:x="4.679cm" svg:y="24.33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.348cm" svg:height="0.395cm" svg:x="4.962cm" svg:y="24.4cm">
          <draw:text-box>
            <text:p text:style-name="P1"><text:span text:style-name="T3">Retorne </text:span></text:p>
          </draw:text-box>
        </draw:frame>
        <draw:frame draw:style-name="gr2" draw:text-style-name="P3" draw:layer="layout" svg:width="0.472cm" svg:height="0.395cm" svg:x="6.472cm" svg:y="24.4cm">
          <draw:text-box>
            <text:p text:style-name="P1"><text:span text:style-name="T3">os </text:span></text:p>
          </draw:text-box>
        </draw:frame>
        <draw:frame draw:style-name="gr2" draw:text-style-name="P3" draw:layer="layout" svg:width="1.543cm" svg:height="0.395cm" svg:x="7.102cm" svg:y="24.4cm">
          <draw:text-box>
            <text:p text:style-name="P1"><text:span text:style-name="T3">primeiros </text:span></text:p>
          </draw:text-box>
        </draw:frame>
        <draw:frame draw:style-name="gr2" draw:text-style-name="P3" draw:layer="layout" svg:width="1.153cm" svg:height="0.395cm" svg:x="8.811cm" svg:y="24.4cm">
          <draw:text-box>
            <text:p text:style-name="P1"><text:span text:style-name="T3">nomes </text:span></text:p>
          </draw:text-box>
        </draw:frame>
        <draw:frame draw:style-name="gr2" draw:text-style-name="P3" draw:layer="layout" svg:width="0.489cm" svg:height="0.395cm" svg:x="10.126cm" svg:y="24.4cm">
          <draw:text-box>
            <text:p text:style-name="P1"><text:span text:style-name="T3">de </text:span></text:p>
          </draw:text-box>
        </draw:frame>
        <draw:frame draw:style-name="gr2" draw:text-style-name="P3" draw:layer="layout" svg:width="2.051cm" svg:height="0.395cm" svg:x="10.78cm" svg:y="24.4cm">
          <draw:text-box>
            <text:p text:style-name="P1"><text:span text:style-name="T3">empregados </text:span></text:p>
          </draw:text-box>
        </draw:frame>
        <draw:frame draw:style-name="gr2" draw:text-style-name="P3" draw:layer="layout" svg:width="0.684cm" svg:height="0.395cm" svg:x="12.992cm" svg:y="24.4cm">
          <draw:text-box>
            <text:p text:style-name="P1"><text:span text:style-name="T3">que </text:span></text:p>
          </draw:text-box>
        </draw:frame>
        <draw:frame draw:style-name="gr2" draw:text-style-name="P3" draw:layer="layout" svg:width="0.667cm" svg:height="0.395cm" svg:x="13.838cm" svg:y="24.4cm">
          <draw:text-box>
            <text:p text:style-name="P1"><text:span text:style-name="T3">são </text:span></text:p>
          </draw:text-box>
        </draw:frame>
        <draw:frame draw:style-name="gr2" draw:text-style-name="P3" draw:layer="layout" svg:width="1.014cm" svg:height="0.395cm" svg:x="14.663cm" svg:y="24.4cm">
          <draw:text-box>
            <text:p text:style-name="P1"><text:span text:style-name="T3">iguais </text:span></text:p>
          </draw:text-box>
        </draw:frame>
        <draw:frame draw:style-name="gr2" draw:text-style-name="P3" draw:layer="layout" svg:width="0.35cm" svg:height="0.395cm" svg:x="15.838cm" svg:y="24.4cm">
          <draw:text-box>
            <text:p text:style-name="P1"><text:span text:style-name="T3">a </text:span></text:p>
          </draw:text-box>
        </draw:frame>
        <draw:frame draw:style-name="gr2" draw:text-style-name="P3" draw:layer="layout" svg:width="1.153cm" svg:height="0.395cm" svg:x="16.291cm" svg:y="24.4cm">
          <draw:text-box>
            <text:p text:style-name="P1"><text:span text:style-name="T3">nomes </text:span></text:p>
          </draw:text-box>
        </draw:frame>
        <draw:frame draw:style-name="gr2" draw:text-style-name="P3" draw:layer="layout" svg:width="0.489cm" svg:height="0.395cm" svg:x="17.606cm" svg:y="24.4cm">
          <draw:text-box>
            <text:p text:style-name="P1"><text:span text:style-name="T3">de </text:span></text:p>
          </draw:text-box>
        </draw:frame>
        <draw:frame draw:style-name="gr2" draw:text-style-name="P3" draw:layer="layout" svg:width="2.03cm" svg:height="0.395cm" svg:x="4.962cm" svg:y="24.802cm">
          <draw:text-box>
            <text:p text:style-name="P1"><text:span text:style-name="T3">dependentes</text:span></text:p>
          </draw:text-box>
        </draw:frame>
        <draw:frame draw:style-name="gr3" draw:text-style-name="P4" draw:layer="layout" svg:width="0.422cm" svg:height="0.471cm" svg:x="7.003cm" svg:y="24.74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25.217cm">
          <draw:text-box>
            <text:p text:style-name="P1"><text:span text:style-name="T4">i)</text:span></text:p>
          </draw:text-box>
        </draw:frame>
        <draw:frame draw:style-name="gr3" draw:text-style-name="P4" draw:layer="layout" svg:width="0.422cm" svg:height="0.475cm" svg:x="4.585cm" svg:y="25.21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125cm" svg:height="0.395cm" svg:x="4.962cm" svg:y="25.276cm">
          <draw:text-box>
            <text:p text:style-name="P1"><text:span text:style-name="T3">Retorne <text:s/>todas <text:s/>as <text:s/>combinações <text:s/>de <text:s/>primeiro <text:s/>nome <text:s/>de <text:s/>empregados <text:s/>e <text:s/>nome <text:s/>de </text:span></text:p>
          </draw:text-box>
        </draw:frame>
        <draw:frame draw:style-name="gr2" draw:text-style-name="P3" draw:layer="layout" svg:width="2.03cm" svg:height="0.395cm" svg:x="4.962cm" svg:y="25.678cm">
          <draw:text-box>
            <text:p text:style-name="P1"><text:span text:style-name="T3">dependentes</text:span></text:p>
          </draw:text-box>
        </draw:frame>
        <draw:frame draw:style-name="gr3" draw:text-style-name="P4" draw:layer="layout" svg:width="0.422cm" svg:height="0.471cm" svg:x="7.003cm" svg:y="25.61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26.093cm">
          <draw:text-box>
            <text:p text:style-name="P1"><text:span text:style-name="T4">j)</text:span></text:p>
          </draw:text-box>
        </draw:frame>
        <draw:frame draw:style-name="gr3" draw:text-style-name="P4" draw:layer="layout" svg:width="0.422cm" svg:height="0.475cm" svg:x="4.585cm" svg:y="26.08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1.212cm" svg:height="0.395cm" svg:x="4.962cm" svg:y="26.152cm">
          <draw:text-box>
            <text:p text:style-name="P1"><text:span text:style-name="T3">Retorne os nomes dos empregados e de seus respectivos dependentes</text:span></text:p>
          </draw:text-box>
        </draw:frame>
        <draw:frame draw:style-name="gr3" draw:text-style-name="P4" draw:layer="layout" svg:width="0.422cm" svg:height="0.471cm" svg:x="16.216cm" svg:y="26.09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26.563cm">
          <draw:text-box>
            <text:p text:style-name="P1"><text:span text:style-name="T4">k)</text:span></text:p>
          </draw:text-box>
        </draw:frame>
        <draw:frame draw:style-name="gr3" draw:text-style-name="P4" draw:layer="layout" svg:width="0.422cm" svg:height="0.475cm" svg:x="4.679cm" svg:y="26.55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7.897cm" svg:height="0.395cm" svg:x="4.962cm" svg:y="26.622cm">
          <draw:text-box>
            <text:p text:style-name="P1"><text:span text:style-name="T3">Retorne o nome do gerente de cada departamento</text:span></text:p>
          </draw:text-box>
        </draw:frame>
        <draw:frame draw:style-name="gr3" draw:text-style-name="P4" draw:layer="layout" svg:width="0.422cm" svg:height="0.471cm" svg:x="12.906cm" svg:y="26.563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4">
        <draw:frame draw:style-name="gr3" draw:text-style-name="P4" draw:layer="layout" svg:width="0.422cm" svg:height="0.471cm" svg:x="4.327cm" svg:y="2.514cm">
          <draw:text-box>
            <text:p text:style-name="P1"><text:span text:style-name="T4">l)</text:span></text:p>
          </draw:text-box>
        </draw:frame>
        <draw:frame draw:style-name="gr3" draw:text-style-name="P4" draw:layer="layout" svg:width="0.422cm" svg:height="0.475cm" svg:x="4.585cm" svg:y="2.50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1.843cm" svg:height="0.395cm" svg:x="4.962cm" svg:y="2.573cm">
          <draw:text-box>
            <text:p text:style-name="P1"><text:span text:style-name="T3">Retorne todas as localizações de cada departamento usando junção natural</text:span></text:p>
          </draw:text-box>
        </draw:frame>
        <draw:frame draw:style-name="gr3" draw:text-style-name="P4" draw:layer="layout" svg:width="0.422cm" svg:height="0.471cm" svg:x="16.869cm" svg:y="2.51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72cm" svg:height="0.471cm" svg:x="4.327cm" svg:y="2.985cm">
          <draw:text-box>
            <text:p text:style-name="P1"><text:span text:style-name="T4">m)</text:span></text:p>
          </draw:text-box>
        </draw:frame>
        <draw:frame draw:style-name="gr3" draw:text-style-name="P4" draw:layer="layout" svg:width="0.422cm" svg:height="0.475cm" svg:x="4.797cm" svg:y="2.97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1.555cm" svg:height="0.395cm" svg:x="4.962cm" svg:y="3.044cm">
          <draw:text-box>
            <text:p text:style-name="P1"><text:span text:style-name="T3">Retorne o nome do empregado e o nome de cada projeto que ele trabalha</text:span></text:p>
          </draw:text-box>
        </draw:frame>
        <draw:frame draw:style-name="gr3" draw:text-style-name="P4" draw:layer="layout" svg:width="0.422cm" svg:height="0.471cm" svg:x="16.598cm" svg:y="2.98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3.455cm">
          <draw:text-box>
            <text:p text:style-name="P1"><text:span text:style-name="T4">n)</text:span></text:p>
          </draw:text-box>
        </draw:frame>
        <draw:frame draw:style-name="gr3" draw:text-style-name="P4" draw:layer="layout" svg:width="0.422cm" svg:height="0.475cm" svg:x="4.679cm" svg:y="3.44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2.96cm" svg:height="0.395cm" svg:x="4.962cm" svg:y="3.514cm">
          <draw:text-box>
            <text:p text:style-name="P1"><text:span text:style-name="T3">Retorne o nome dos empregados que trabalham em algum projeto controlado pelo </text:span></text:p>
          </draw:text-box>
        </draw:frame>
        <draw:frame draw:style-name="gr2" draw:text-style-name="P3" draw:layer="layout" svg:width="2.457cm" svg:height="0.395cm" svg:x="4.962cm" svg:y="3.916cm">
          <draw:text-box>
            <text:p text:style-name="P1"><text:span text:style-name="T3">departamento 5</text:span></text:p>
          </draw:text-box>
        </draw:frame>
        <draw:frame draw:style-name="gr3" draw:text-style-name="P4" draw:layer="layout" svg:width="0.422cm" svg:height="0.471cm" svg:x="7.435cm" svg:y="3.85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4.331cm">
          <draw:text-box>
            <text:p text:style-name="P1"><text:span text:style-name="T4">o)</text:span></text:p>
          </draw:text-box>
        </draw:frame>
        <draw:frame draw:style-name="gr3" draw:text-style-name="P4" draw:layer="layout" svg:width="0.422cm" svg:height="0.475cm" svg:x="4.679cm" svg:y="4.32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7.317cm" svg:height="0.395cm" svg:x="4.962cm" svg:y="4.39cm">
          <draw:text-box>
            <text:p text:style-name="P1"><text:span text:style-name="T3">Retorne o número de empregados da empresa</text:span></text:p>
          </draw:text-box>
        </draw:frame>
        <draw:frame draw:style-name="gr3" draw:text-style-name="P4" draw:layer="layout" svg:width="0.422cm" svg:height="0.471cm" svg:x="12.321cm" svg:y="4.33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4.801cm">
          <draw:text-box>
            <text:p text:style-name="P1"><text:span text:style-name="T4">p)</text:span></text:p>
          </draw:text-box>
        </draw:frame>
        <draw:frame draw:style-name="gr3" draw:text-style-name="P4" draw:layer="layout" svg:width="0.422cm" svg:height="0.475cm" svg:x="4.679cm" svg:y="4.79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.348cm" svg:height="0.395cm" svg:x="4.962cm" svg:y="4.86cm">
          <draw:text-box>
            <text:p text:style-name="P1"><text:span text:style-name="T3">Retorne </text:span></text:p>
          </draw:text-box>
        </draw:frame>
        <draw:frame draw:style-name="gr2" draw:text-style-name="P3" draw:layer="layout" svg:width="0.35cm" svg:height="0.395cm" svg:x="6.443cm" svg:y="4.86cm">
          <draw:text-box>
            <text:p text:style-name="P1"><text:span text:style-name="T3">o </text:span></text:p>
          </draw:text-box>
        </draw:frame>
        <draw:frame draw:style-name="gr2" draw:text-style-name="P3" draw:layer="layout" svg:width="1.289cm" svg:height="0.395cm" svg:x="6.866cm" svg:y="4.86cm">
          <draw:text-box>
            <text:p text:style-name="P1"><text:span text:style-name="T3">número </text:span></text:p>
          </draw:text-box>
        </draw:frame>
        <draw:frame draw:style-name="gr2" draw:text-style-name="P3" draw:layer="layout" svg:width="0.489cm" svg:height="0.395cm" svg:x="8.291cm" svg:y="4.86cm">
          <draw:text-box>
            <text:p text:style-name="P1"><text:span text:style-name="T3">do </text:span></text:p>
          </draw:text-box>
        </draw:frame>
        <draw:frame draw:style-name="gr2" draw:text-style-name="P3" draw:layer="layout" svg:width="2.263cm" svg:height="0.395cm" svg:x="8.909cm" svg:y="4.86cm">
          <draw:text-box>
            <text:p text:style-name="P1"><text:span text:style-name="T3">departamento </text:span></text:p>
          </draw:text-box>
        </draw:frame>
        <draw:frame draw:style-name="gr2" draw:text-style-name="P3" draw:layer="layout" svg:width="0.35cm" svg:height="0.395cm" svg:x="11.312cm" svg:y="4.86cm">
          <draw:text-box>
            <text:p text:style-name="P1"><text:span text:style-name="T3">e </text:span></text:p>
          </draw:text-box>
        </draw:frame>
        <draw:frame draw:style-name="gr2" draw:text-style-name="P3" draw:layer="layout" svg:width="0.35cm" svg:height="0.395cm" svg:x="11.735cm" svg:y="4.86cm">
          <draw:text-box>
            <text:p text:style-name="P1"><text:span text:style-name="T3">o </text:span></text:p>
          </draw:text-box>
        </draw:frame>
        <draw:frame draw:style-name="gr2" draw:text-style-name="P3" draw:layer="layout" svg:width="1.289cm" svg:height="0.395cm" svg:x="12.162cm" svg:y="4.86cm">
          <draw:text-box>
            <text:p text:style-name="P1"><text:span text:style-name="T3">número </text:span></text:p>
          </draw:text-box>
        </draw:frame>
        <draw:frame draw:style-name="gr2" draw:text-style-name="P3" draw:layer="layout" svg:width="0.489cm" svg:height="0.395cm" svg:x="13.588cm" svg:y="4.86cm">
          <draw:text-box>
            <text:p text:style-name="P1"><text:span text:style-name="T3">de </text:span></text:p>
          </draw:text-box>
        </draw:frame>
        <draw:frame draw:style-name="gr2" draw:text-style-name="P3" draw:layer="layout" svg:width="2.051cm" svg:height="0.395cm" svg:x="14.206cm" svg:y="4.86cm">
          <draw:text-box>
            <text:p text:style-name="P1"><text:span text:style-name="T3">empregados </text:span></text:p>
          </draw:text-box>
        </draw:frame>
        <draw:frame draw:style-name="gr2" draw:text-style-name="P3" draw:layer="layout" svg:width="0.489cm" svg:height="0.395cm" svg:x="16.393cm" svg:y="4.86cm">
          <draw:text-box>
            <text:p text:style-name="P1"><text:span text:style-name="T3">de </text:span></text:p>
          </draw:text-box>
        </draw:frame>
        <draw:frame draw:style-name="gr2" draw:text-style-name="P3" draw:layer="layout" svg:width="1.073cm" svg:height="0.395cm" svg:x="17.015cm" svg:y="4.86cm">
          <draw:text-box>
            <text:p text:style-name="P1"><text:span text:style-name="T3">CADA </text:span></text:p>
          </draw:text-box>
        </draw:frame>
        <draw:frame draw:style-name="gr2" draw:text-style-name="P3" draw:layer="layout" svg:width="4.117cm" svg:height="0.395cm" svg:x="4.962cm" svg:y="5.262cm">
          <draw:text-box>
            <text:p text:style-name="P1"><text:span text:style-name="T3">departamento da empresa</text:span></text:p>
          </draw:text-box>
        </draw:frame>
        <draw:frame draw:style-name="gr3" draw:text-style-name="P4" draw:layer="layout" svg:width="0.422cm" svg:height="0.471cm" svg:x="9.103cm" svg:y="5.20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5.677cm">
          <draw:text-box>
            <text:p text:style-name="P1"><text:span text:style-name="T4">q)</text:span></text:p>
          </draw:text-box>
        </draw:frame>
        <draw:frame draw:style-name="gr3" draw:text-style-name="P4" draw:layer="layout" svg:width="0.422cm" svg:height="0.475cm" svg:x="4.679cm" svg:y="5.67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197cm" svg:height="0.395cm" svg:x="4.962cm" svg:y="5.736cm">
          <draw:text-box>
            <text:p text:style-name="P1"><text:span text:style-name="T3">Retorne o número do departamento e a média do salário dos empregados de CADA </text:span></text:p>
          </draw:text-box>
        </draw:frame>
        <draw:frame draw:style-name="gr2" draw:text-style-name="P3" draw:layer="layout" svg:width="4.117cm" svg:height="0.395cm" svg:x="4.962cm" svg:y="6.139cm">
          <draw:text-box>
            <text:p text:style-name="P1"><text:span text:style-name="T3">departamento da empresa</text:span></text:p>
          </draw:text-box>
        </draw:frame>
        <draw:frame draw:style-name="gr3" draw:text-style-name="P4" draw:layer="layout" svg:width="0.422cm" svg:height="0.471cm" svg:x="9.103cm" svg:y="6.07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6.553cm">
          <draw:text-box>
            <text:p text:style-name="P1"><text:span text:style-name="T4">r)</text:span></text:p>
          </draw:text-box>
        </draw:frame>
        <draw:frame draw:style-name="gr3" draw:text-style-name="P4" draw:layer="layout" svg:width="0.422cm" svg:height="0.475cm" svg:x="4.611cm" svg:y="6.54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.738cm" svg:height="0.395cm" svg:x="4.962cm" svg:y="6.613cm">
          <draw:text-box>
            <text:p text:style-name="P1"><text:span text:style-name="T3">Retorne <text:s/>o </text:span></text:p>
          </draw:text-box>
        </draw:frame>
        <draw:frame draw:style-name="gr2" draw:text-style-name="P3" draw:layer="layout" svg:width="1.755cm" svg:height="0.395cm" svg:x="6.861cm" svg:y="6.613cm">
          <draw:text-box>
            <text:p text:style-name="P1"><text:span text:style-name="T3">nome <text:s/>e <text:s/>o </text:span></text:p>
          </draw:text-box>
        </draw:frame>
        <draw:frame draw:style-name="gr2" draw:text-style-name="P3" draw:layer="layout" svg:width="3.202cm" svg:height="0.395cm" svg:x="8.811cm" svg:y="6.613cm">
          <draw:text-box>
            <text:p text:style-name="P1"><text:span text:style-name="T3">endereço <text:s/>de <text:s/>todos </text:span></text:p>
          </draw:text-box>
        </draw:frame>
        <draw:frame draw:style-name="gr2" draw:text-style-name="P3" draw:layer="layout" svg:width="5.734cm" svg:height="0.395cm" svg:x="12.211cm" svg:y="6.613cm">
          <draw:text-box>
            <text:p text:style-name="P1"><text:span text:style-name="T3">os <text:s/>empregados <text:s/>que <text:s/>trabalham <text:s/>no </text:span></text:p>
          </draw:text-box>
        </draw:frame>
        <draw:frame draw:style-name="gr2" draw:text-style-name="P3" draw:layer="layout" svg:width="3.859cm" svg:height="0.395cm" svg:x="4.962cm" svg:y="7.015cm">
          <draw:text-box>
            <text:p text:style-name="P1"><text:span text:style-name="T3">departamento ‘Pesquisa’</text:span></text:p>
          </draw:text-box>
        </draw:frame>
        <draw:frame draw:style-name="gr3" draw:text-style-name="P4" draw:layer="layout" svg:width="0.422cm" svg:height="0.471cm" svg:x="8.845cm" svg:y="6.95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4.327cm" svg:y="7.43cm">
          <draw:text-box>
            <text:p text:style-name="P1"><text:span text:style-name="T4">s)</text:span></text:p>
          </draw:text-box>
        </draw:frame>
        <draw:frame draw:style-name="gr3" draw:text-style-name="P4" draw:layer="layout" svg:width="0.422cm" svg:height="0.475cm" svg:x="4.632cm" svg:y="7.42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2.939cm" svg:height="0.395cm" svg:x="4.962cm" svg:y="7.489cm">
          <draw:text-box>
            <text:p text:style-name="P1"><text:span text:style-name="T3">Para cada projeto localizado em ‘Londrina’, retorne o número do projeto, o número </text:span></text:p>
          </draw:text-box>
        </draw:frame>
        <draw:frame draw:style-name="gr2" draw:text-style-name="P3" draw:layer="layout" svg:width="12.283cm" svg:height="0.395cm" svg:x="4.962cm" svg:y="7.891cm">
          <draw:text-box>
            <text:p text:style-name="P1"><text:span text:style-name="T3">do departamento que o controla, e o nome e sexo do gerente do departamento</text:span></text:p>
          </draw:text-box>
        </draw:frame>
        <draw:frame draw:style-name="gr3" draw:text-style-name="P4" draw:layer="layout" svg:width="0.422cm" svg:height="0.471cm" svg:x="17.322cm" svg:y="7.83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4cm" svg:x="3.002cm" svg:y="8.292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6T21:54:22.834578006</dc:date>
    <meta:editing-duration>PT5S</meta:editing-duration>
    <meta:editing-cycles>1</meta:editing-cycles>
    <meta:document-statistic meta:object-count="175"/>
    <meta:generator>LibreOffice/6.0.6.2$Linux_X86_64 LibreOffice_project/00m0$Build-2</meta:generator>
  </office:meta>
</office:document-meta>
</file>